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11.91pt"/>
    </style:style>
    <style:style style:name="co6" style:family="table-column">
      <style:table-column-properties fo:break-before="auto" style:column-width="29.91pt"/>
    </style:style>
    <style:style style:name="co7" style:family="table-column">
      <style:table-column-properties fo:break-before="auto" style:column-width="15.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11_1658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2019-11-11 16:58:18</text:p>
          </table:table-cell>
          <table:table-cell office:value-type="float" office:value="26.50977" calcext:value-type="float">
            <text:p>26.50977</text:p>
          </table:table-cell>
          <table:table-cell office:value-type="float" office:value="1.128243938" calcext:value-type="float">
            <text:p>1.128243938</text:p>
          </table:table-cell>
          <table:table-cell office:value-type="float" office:value="1.100329292" calcext:value-type="float">
            <text:p>1.100329292</text:p>
          </table:table-cell>
          <table:table-cell office:value-type="float" office:value="1.045144325" calcext:value-type="float">
            <text:p>1.045144325</text:p>
          </table:table-cell>
          <table:table-cell/>
          <table:table-cell office:value-type="float" office:value="0.009217679" calcext:value-type="float">
            <text:p>0.009217679</text:p>
          </table:table-cell>
          <table:table-cell office:value-type="float" office:value="0.008989618" calcext:value-type="float">
            <text:p>0.008989618</text:p>
          </table:table-cell>
          <table:table-cell office:value-type="float" office:value="0.008538761" calcext:value-type="float">
            <text:p>0.008538761</text:p>
          </table:table-cell>
          <table:table-cell/>
          <table:table-cell office:value-type="float" office:value="0.008121863" calcext:value-type="float">
            <text:p>0.008121863</text:p>
          </table:table-cell>
          <table:table-cell office:value-type="float" office:value="0.007893802" calcext:value-type="float">
            <text:p>0.007893802</text:p>
          </table:table-cell>
          <table:table-cell office:value-type="float" office:value="0.007442944" calcext:value-type="float">
            <text:p>0.007442944</text:p>
          </table:table-cell>
          <table:table-cell/>
          <table:table-cell office:value-type="float" office:value="26.709934816" calcext:value-type="float">
            <text:p>26.709934816</text:p>
          </table:table-cell>
          <table:table-cell office:value-type="float" office:value="26.704314659" calcext:value-type="float">
            <text:p>26.704314659</text:p>
          </table:table-cell>
          <table:table-cell office:value-type="float" office:value="26.693203986" calcext:value-type="float">
            <text:p>26.6932039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2019-11-11 16:58:19</text:p>
          </table:table-cell>
          <table:table-cell office:value-type="float" office:value="26.50977" calcext:value-type="float">
            <text:p>26.50977</text:p>
          </table:table-cell>
          <table:table-cell office:value-type="float" office:value="1.189634942" calcext:value-type="float">
            <text:p>1.189634942</text:p>
          </table:table-cell>
          <table:table-cell office:value-type="float" office:value="1.074099669" calcext:value-type="float">
            <text:p>1.074099669</text:p>
          </table:table-cell>
          <table:table-cell office:value-type="float" office:value="1.240179091" calcext:value-type="float">
            <text:p>1.240179091</text:p>
          </table:table-cell>
          <table:table-cell/>
          <table:table-cell office:value-type="float" office:value="0.00971924" calcext:value-type="float">
            <text:p>0.00971924</text:p>
          </table:table-cell>
          <table:table-cell office:value-type="float" office:value="0.008775324" calcext:value-type="float">
            <text:p>0.008775324</text:p>
          </table:table-cell>
          <table:table-cell office:value-type="float" office:value="0.010132182" calcext:value-type="float">
            <text:p>0.010132182</text:p>
          </table:table-cell>
          <table:table-cell/>
          <table:table-cell office:value-type="float" office:value="0.008623423" calcext:value-type="float">
            <text:p>0.008623423</text:p>
          </table:table-cell>
          <table:table-cell office:value-type="float" office:value="0.007679508" calcext:value-type="float">
            <text:p>0.007679508</text:p>
          </table:table-cell>
          <table:table-cell office:value-type="float" office:value="0.009036366" calcext:value-type="float">
            <text:p>0.009036366</text:p>
          </table:table-cell>
          <table:table-cell/>
          <table:table-cell office:value-type="float" office:value="26.722294794" calcext:value-type="float">
            <text:p>26.722294794</text:p>
          </table:table-cell>
          <table:table-cell office:value-type="float" office:value="26.699033728" calcext:value-type="float">
            <text:p>26.699033728</text:p>
          </table:table-cell>
          <table:table-cell office:value-type="float" office:value="26.732470852" calcext:value-type="float">
            <text:p>26.7324708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2019-11-11 16:58:21</text:p>
          </table:table-cell>
          <table:table-cell office:value-type="float" office:value="26.51482" calcext:value-type="float">
            <text:p>26.51482</text:p>
          </table:table-cell>
          <table:table-cell office:value-type="float" office:value="1.091327201" calcext:value-type="float">
            <text:p>1.091327201</text:p>
          </table:table-cell>
          <table:table-cell office:value-type="float" office:value="1.288024937" calcext:value-type="float">
            <text:p>1.288024937</text:p>
          </table:table-cell>
          <table:table-cell office:value-type="float" office:value="1.123071447" calcext:value-type="float">
            <text:p>1.123071447</text:p>
          </table:table-cell>
          <table:table-cell/>
          <table:table-cell office:value-type="float" office:value="0.008916072" calcext:value-type="float">
            <text:p>0.008916072</text:p>
          </table:table-cell>
          <table:table-cell office:value-type="float" office:value="0.01052308" calcext:value-type="float">
            <text:p>0.01052308</text:p>
          </table:table-cell>
          <table:table-cell office:value-type="float" office:value="0.00917542" calcext:value-type="float">
            <text:p>0.00917542</text:p>
          </table:table-cell>
          <table:table-cell/>
          <table:table-cell office:value-type="float" office:value="0.007820255" calcext:value-type="float">
            <text:p>0.007820255</text:p>
          </table:table-cell>
          <table:table-cell office:value-type="float" office:value="0.009427263" calcext:value-type="float">
            <text:p>0.009427263</text:p>
          </table:table-cell>
          <table:table-cell office:value-type="float" office:value="0.008079604" calcext:value-type="float">
            <text:p>0.008079604</text:p>
          </table:table-cell>
          <table:table-cell/>
          <table:table-cell office:value-type="float" office:value="26.707555469" calcext:value-type="float">
            <text:p>26.707555469</text:p>
          </table:table-cell>
          <table:table-cell office:value-type="float" office:value="26.747156643" calcext:value-type="float">
            <text:p>26.747156643</text:p>
          </table:table-cell>
          <table:table-cell office:value-type="float" office:value="26.713946634" calcext:value-type="float">
            <text:p>26.713946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dataMax</text:p>
          </table:table-cell>
          <table:table-cell office:value-type="float" office:value="26.514822863" calcext:value-type="float">
            <text:p>26.514822863</text:p>
          </table:table-cell>
          <table:table-cell office:value-type="float" office:value="1.189634942" calcext:value-type="float">
            <text:p>1.189634942</text:p>
          </table:table-cell>
          <table:table-cell office:value-type="float" office:value="1.288024937" calcext:value-type="float">
            <text:p>1.288024937</text:p>
          </table:table-cell>
          <table:table-cell office:value-type="float" office:value="1.240179091" calcext:value-type="float">
            <text:p>1.240179091</text:p>
          </table:table-cell>
          <table:table-cell/>
          <table:table-cell office:value-type="float" office:value="0.00971924" calcext:value-type="float">
            <text:p>0.00971924</text:p>
          </table:table-cell>
          <table:table-cell office:value-type="float" office:value="0.01052308" calcext:value-type="float">
            <text:p>0.01052308</text:p>
          </table:table-cell>
          <table:table-cell office:value-type="float" office:value="0.010132182" calcext:value-type="float">
            <text:p>0.010132182</text:p>
          </table:table-cell>
          <table:table-cell/>
          <table:table-cell office:value-type="float" office:value="0.008623423" calcext:value-type="float">
            <text:p>0.008623423</text:p>
          </table:table-cell>
          <table:table-cell office:value-type="float" office:value="0.009427263" calcext:value-type="float">
            <text:p>0.009427263</text:p>
          </table:table-cell>
          <table:table-cell office:value-type="float" office:value="0.009036366" calcext:value-type="float">
            <text:p>0.009036366</text:p>
          </table:table-cell>
          <table:table-cell/>
          <table:table-cell office:value-type="float" office:value="26.722294794" calcext:value-type="float">
            <text:p>26.722294794</text:p>
          </table:table-cell>
          <table:table-cell office:value-type="float" office:value="26.747156643" calcext:value-type="float">
            <text:p>26.747156643</text:p>
          </table:table-cell>
          <table:table-cell office:value-type="float" office:value="26.732470852" calcext:value-type="float">
            <text:p>26.732470852</text:p>
          </table:table-cell>
          <table:table-cell office:value-type="string" calcext:value-type="string">
            <text:p><text:s/></text:p>
          </table:table-cell>
          <table:table-cell office:value-type="float" office:value="0.218560896" calcext:value-type="float">
            <text:p>0.218560896</text:p>
          </table:table-cell>
          <table:table-cell office:value-type="float" office:value="0.238931235" calcext:value-type="float">
            <text:p>0.238931235</text:p>
          </table:table-cell>
          <table:table-cell office:value-type="float" office:value="0.229025453" calcext:value-type="float">
            <text:p>0.2290254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Min</text:p>
          </table:table-cell>
          <table:table-cell office:value-type="float" office:value="26.50976877" calcext:value-type="float">
            <text:p>26.50976877</text:p>
          </table:table-cell>
          <table:table-cell office:value-type="float" office:value="1.091327201" calcext:value-type="float">
            <text:p>1.091327201</text:p>
          </table:table-cell>
          <table:table-cell office:value-type="float" office:value="1.074099669" calcext:value-type="float">
            <text:p>1.074099669</text:p>
          </table:table-cell>
          <table:table-cell office:value-type="float" office:value="1.045144325" calcext:value-type="float">
            <text:p>1.045144325</text:p>
          </table:table-cell>
          <table:table-cell/>
          <table:table-cell office:value-type="float" office:value="0.008916072" calcext:value-type="float">
            <text:p>0.008916072</text:p>
          </table:table-cell>
          <table:table-cell office:value-type="float" office:value="0.008775324" calcext:value-type="float">
            <text:p>0.008775324</text:p>
          </table:table-cell>
          <table:table-cell office:value-type="float" office:value="0.008538761" calcext:value-type="float">
            <text:p>0.008538761</text:p>
          </table:table-cell>
          <table:table-cell/>
          <table:table-cell office:value-type="float" office:value="0.007820255" calcext:value-type="float">
            <text:p>0.007820255</text:p>
          </table:table-cell>
          <table:table-cell office:value-type="float" office:value="0.007679508" calcext:value-type="float">
            <text:p>0.007679508</text:p>
          </table:table-cell>
          <table:table-cell office:value-type="float" office:value="0.007442944" calcext:value-type="float">
            <text:p>0.007442944</text:p>
          </table:table-cell>
          <table:table-cell/>
          <table:table-cell office:value-type="float" office:value="26.707555469" calcext:value-type="float">
            <text:p>26.707555469</text:p>
          </table:table-cell>
          <table:table-cell office:value-type="float" office:value="26.699033728" calcext:value-type="float">
            <text:p>26.699033728</text:p>
          </table:table-cell>
          <table:table-cell office:value-type="float" office:value="26.693203986" calcext:value-type="float">
            <text:p>26.693203986</text:p>
          </table:table-cell>
          <table:table-cell office:value-type="string" calcext:value-type="string">
            <text:p><text:s/></text:p>
          </table:table-cell>
          <table:table-cell office:value-type="float" office:value="0.198207075" calcext:value-type="float">
            <text:p>0.198207075</text:p>
          </table:table-cell>
          <table:table-cell office:value-type="float" office:value="0.194640201" calcext:value-type="float">
            <text:p>0.194640201</text:p>
          </table:table-cell>
          <table:table-cell office:value-type="float" office:value="0.188645108" calcext:value-type="float">
            <text:p>0.1886451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Mean</text:p>
          </table:table-cell>
          <table:table-cell office:value-type="float" office:value="26.511453468" calcext:value-type="float">
            <text:p>26.511453468</text:p>
          </table:table-cell>
          <table:table-cell office:value-type="float" office:value="1.136402027" calcext:value-type="float">
            <text:p>1.136402027</text:p>
          </table:table-cell>
          <table:table-cell office:value-type="float" office:value="1.154151299" calcext:value-type="float">
            <text:p>1.154151299</text:p>
          </table:table-cell>
          <table:table-cell office:value-type="float" office:value="1.136131621" calcext:value-type="float">
            <text:p>1.136131621</text:p>
          </table:table-cell>
          <table:table-cell/>
          <table:table-cell office:value-type="float" office:value="0.00928433" calcext:value-type="float">
            <text:p>0.00928433</text:p>
          </table:table-cell>
          <table:table-cell office:value-type="float" office:value="0.009429341" calcext:value-type="float">
            <text:p>0.009429341</text:p>
          </table:table-cell>
          <table:table-cell office:value-type="float" office:value="0.009282121" calcext:value-type="float">
            <text:p>0.009282121</text:p>
          </table:table-cell>
          <table:table-cell/>
          <table:table-cell office:value-type="float" office:value="0.008188514" calcext:value-type="float">
            <text:p>0.008188514</text:p>
          </table:table-cell>
          <table:table-cell office:value-type="float" office:value="0.008333524" calcext:value-type="float">
            <text:p>0.008333524</text:p>
          </table:table-cell>
          <table:table-cell office:value-type="float" office:value="0.008186304" calcext:value-type="float">
            <text:p>0.008186304</text:p>
          </table:table-cell>
          <table:table-cell/>
          <table:table-cell office:value-type="float" office:value="26.713261693" calcext:value-type="float">
            <text:p>26.713261693</text:p>
          </table:table-cell>
          <table:table-cell office:value-type="float" office:value="26.71683501" calcext:value-type="float">
            <text:p>26.71683501</text:p>
          </table:table-cell>
          <table:table-cell office:value-type="float" office:value="26.713207158" calcext:value-type="float">
            <text:p>26.713207158</text:p>
          </table:table-cell>
          <table:table-cell office:value-type="string" calcext:value-type="string">
            <text:p><text:s/></text:p>
          </table:table-cell>
          <table:table-cell office:value-type="float" office:value="0.207539472" calcext:value-type="float">
            <text:p>0.207539472</text:p>
          </table:table-cell>
          <table:table-cell office:value-type="float" office:value="0.211214114" calcext:value-type="float">
            <text:p>0.211214114</text:p>
          </table:table-cell>
          <table:table-cell office:value-type="float" office:value="0.20748336" calcext:value-type="float">
            <text:p>0.20748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Median</text:p>
          </table:table-cell>
          <table:table-cell office:value-type="float" office:value="26.50976877" calcext:value-type="float">
            <text:p>26.50976877</text:p>
          </table:table-cell>
          <table:table-cell office:value-type="float" office:value="1.128243938" calcext:value-type="float">
            <text:p>1.128243938</text:p>
          </table:table-cell>
          <table:table-cell office:value-type="float" office:value="1.100329292" calcext:value-type="float">
            <text:p>1.100329292</text:p>
          </table:table-cell>
          <table:table-cell office:value-type="float" office:value="1.123071447" calcext:value-type="float">
            <text:p>1.123071447</text:p>
          </table:table-cell>
          <table:table-cell/>
          <table:table-cell office:value-type="float" office:value="0.009217679" calcext:value-type="float">
            <text:p>0.009217679</text:p>
          </table:table-cell>
          <table:table-cell office:value-type="float" office:value="0.008989618" calcext:value-type="float">
            <text:p>0.008989618</text:p>
          </table:table-cell>
          <table:table-cell office:value-type="float" office:value="0.00917542" calcext:value-type="float">
            <text:p>0.00917542</text:p>
          </table:table-cell>
          <table:table-cell/>
          <table:table-cell office:value-type="float" office:value="0.008121863" calcext:value-type="float">
            <text:p>0.008121863</text:p>
          </table:table-cell>
          <table:table-cell office:value-type="float" office:value="0.007893802" calcext:value-type="float">
            <text:p>0.007893802</text:p>
          </table:table-cell>
          <table:table-cell office:value-type="float" office:value="0.008079604" calcext:value-type="float">
            <text:p>0.008079604</text:p>
          </table:table-cell>
          <table:table-cell/>
          <table:table-cell office:value-type="float" office:value="26.709934816" calcext:value-type="float">
            <text:p>26.709934816</text:p>
          </table:table-cell>
          <table:table-cell office:value-type="float" office:value="26.704314659" calcext:value-type="float">
            <text:p>26.704314659</text:p>
          </table:table-cell>
          <table:table-cell office:value-type="float" office:value="26.713946634" calcext:value-type="float">
            <text:p>26.713946634</text:p>
          </table:table-cell>
          <table:table-cell office:value-type="string" calcext:value-type="string">
            <text:p><text:s/></text:p>
          </table:table-cell>
          <table:table-cell office:value-type="float" office:value="0.205850446" calcext:value-type="float">
            <text:p>0.205850446</text:p>
          </table:table-cell>
          <table:table-cell office:value-type="float" office:value="0.200070906" calcext:value-type="float">
            <text:p>0.200070906</text:p>
          </table:table-cell>
          <table:table-cell office:value-type="float" office:value="0.20477952" calcext:value-type="float">
            <text:p>0.204779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Average</text:p>
          </table:table-cell>
          <table:table-cell office:value-type="float" office:value="26.511453468" calcext:value-type="float">
            <text:p>26.511453468</text:p>
          </table:table-cell>
          <table:table-cell office:value-type="float" office:value="1.136402027" calcext:value-type="float">
            <text:p>1.136402027</text:p>
          </table:table-cell>
          <table:table-cell office:value-type="float" office:value="1.154151299" calcext:value-type="float">
            <text:p>1.154151299</text:p>
          </table:table-cell>
          <table:table-cell office:value-type="float" office:value="1.136131621" calcext:value-type="float">
            <text:p>1.136131621</text:p>
          </table:table-cell>
          <table:table-cell/>
          <table:table-cell office:value-type="float" office:value="0.00928433" calcext:value-type="float">
            <text:p>0.00928433</text:p>
          </table:table-cell>
          <table:table-cell office:value-type="float" office:value="0.009429341" calcext:value-type="float">
            <text:p>0.009429341</text:p>
          </table:table-cell>
          <table:table-cell office:value-type="float" office:value="0.009282121" calcext:value-type="float">
            <text:p>0.009282121</text:p>
          </table:table-cell>
          <table:table-cell/>
          <table:table-cell office:value-type="float" office:value="0.008188514" calcext:value-type="float">
            <text:p>0.008188514</text:p>
          </table:table-cell>
          <table:table-cell office:value-type="float" office:value="0.008333524" calcext:value-type="float">
            <text:p>0.008333524</text:p>
          </table:table-cell>
          <table:table-cell office:value-type="float" office:value="0.008186304" calcext:value-type="float">
            <text:p>0.008186304</text:p>
          </table:table-cell>
          <table:table-cell/>
          <table:table-cell office:value-type="float" office:value="26.713261693" calcext:value-type="float">
            <text:p>26.713261693</text:p>
          </table:table-cell>
          <table:table-cell office:value-type="float" office:value="26.71683501" calcext:value-type="float">
            <text:p>26.71683501</text:p>
          </table:table-cell>
          <table:table-cell office:value-type="float" office:value="26.713207158" calcext:value-type="float">
            <text:p>26.713207158</text:p>
          </table:table-cell>
          <table:table-cell office:value-type="string" calcext:value-type="string">
            <text:p><text:s/></text:p>
          </table:table-cell>
          <table:table-cell office:value-type="float" office:value="0.207539472" calcext:value-type="float">
            <text:p>0.207539472</text:p>
          </table:table-cell>
          <table:table-cell office:value-type="float" office:value="0.211214114" calcext:value-type="float">
            <text:p>0.211214114</text:p>
          </table:table-cell>
          <table:table-cell office:value-type="float" office:value="0.20748336" calcext:value-type="float">
            <text:p>0.207483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StdDev</text:p>
          </table:table-cell>
          <table:table-cell office:value-type="float" office:value="0.002382523" calcext:value-type="float">
            <text:p>0.002382523</text:p>
          </table:table-cell>
          <table:table-cell office:value-type="float" office:value="0.040546424" calcext:value-type="float">
            <text:p>0.040546424</text:p>
          </table:table-cell>
          <table:table-cell office:value-type="float" office:value="0.095266683" calcext:value-type="float">
            <text:p>0.095266683</text:p>
          </table:table-cell>
          <table:table-cell office:value-type="float" office:value="0.080156372" calcext:value-type="float">
            <text:p>0.080156372</text:p>
          </table:table-cell>
          <table:table-cell/>
          <table:table-cell office:value-type="float" office:value="0.000331262" calcext:value-type="float">
            <text:p>0.000331262</text:p>
          </table:table-cell>
          <table:table-cell office:value-type="float" office:value="0.000778323" calcext:value-type="float">
            <text:p>0.000778323</text:p>
          </table:table-cell>
          <table:table-cell office:value-type="float" office:value="0.000654872" calcext:value-type="float">
            <text:p>0.000654872</text:p>
          </table:table-cell>
          <table:table-cell/>
          <table:table-cell office:value-type="float" office:value="0.000331262" calcext:value-type="float">
            <text:p>0.000331262</text:p>
          </table:table-cell>
          <table:table-cell office:value-type="float" office:value="0.000778323" calcext:value-type="float">
            <text:p>0.000778323</text:p>
          </table:table-cell>
          <table:table-cell office:value-type="float" office:value="0.000654872" calcext:value-type="float">
            <text:p>0.000654872</text:p>
          </table:table-cell>
          <table:table-cell/>
          <table:table-cell office:value-type="float" office:value="0.006460805" calcext:value-type="float">
            <text:p>0.006460805</text:p>
          </table:table-cell>
          <table:table-cell office:value-type="float" office:value="0.021548753" calcext:value-type="float">
            <text:p>0.021548753</text:p>
          </table:table-cell>
          <table:table-cell office:value-type="float" office:value="0.016039156" calcext:value-type="float">
            <text:p>0.016039156</text:p>
          </table:table-cell>
          <table:table-cell office:value-type="string" calcext:value-type="string">
            <text:p><text:s/></text:p>
          </table:table-cell>
          <table:table-cell office:value-type="float" office:value="0.008394805" calcext:value-type="float">
            <text:p>0.008394805</text:p>
          </table:table-cell>
          <table:table-cell office:value-type="float" office:value="0.019723966" calcext:value-type="float">
            <text:p>0.019723966</text:p>
          </table:table-cell>
          <table:table-cell office:value-type="float" office:value="0.016595705" calcext:value-type="float">
            <text:p>0.0165957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6:59:21.990609038</dc:date>
    <meta:editing-duration>PT51S</meta:editing-duration>
    <meta:editing-cycles>1</meta:editing-cycles>
    <meta:document-statistic meta:table-count="1" meta:cell-count="195" meta:object-count="0"/>
    <meta:generator>LibreOffice/5.2.7.2$Linux_ARM_EABI LibreOffice_project/20m0$Build-2</meta:generator>
  </office:meta>
</office:document-meta>
</file>